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54cm"/>
    </style:style>
    <style:style style:name="co2" style:family="table-column">
      <style:table-column-properties fo:break-before="auto" style:column-width="8.856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0.471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3.13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9cm" svg:height="8.999cm" svg:x="37.044cm" svg:y="0.259cm">
            <draw:object draw:notify-on-update-of-ranges="Tabelle1.I2:Tabelle1.I97 Tabelle1.L1:Tabelle1.L1 Tabelle1.L2:Tabelle1.L9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25cm" svg:height="8.998cm" svg:x="36.333cm" svg:y="9.764cm">
            <draw:object draw:notify-on-update-of-ranges="Tabelle1.I2:Tabelle1.I97 Tabelle1.K1:Tabelle1.K1 Tabelle1.K2:Tabelle1.K9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7.426cm" svg:height="9.399cm" svg:x="0.116cm" svg:y="0.233cm">
            <draw:object draw:notify-on-update-of-ranges="Tabelle1.I1:Tabelle1.I1 Tabelle1.I2:Tabelle1.I97 Tabelle1.N1:Tabelle1.N1 Tabelle1.N2:Tabelle1.N9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7.292cm" svg:height="11.273cm" svg:x="0.222cm" svg:y="9.632cm">
            <draw:object draw:notify-on-update-of-ranges="Tabelle1.I1:Tabelle1.I1 Tabelle1.I2:Tabelle1.I97 Tabelle1.M1:Tabelle1.M1 Tabelle1.M2:Tabelle1.M9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8"/>
          <table:table-cell/>
          <table:table-cell office:value-type="string">
            <text:p>seq</text:p>
          </table:table-cell>
          <table:table-cell office:value-type="string">
            <text:p>critical</text:p>
          </table:table-cell>
          <table:table-cell office:value-type="string">
            <text:p>reduction</text:p>
          </table:table-cell>
          <table:table-cell office:value-type="string">
            <text:p>speedup reduction</text:p>
          </table:table-cell>
          <table:table-cell office:value-type="string">
            <text:p>efficiency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95">
            <text:p>0,020095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1">
            <text:p>1</text:p>
          </table:table-cell>
          <table:table-cell table:formula="of:=[.D2]" office:value-type="float" office:value="0.020095">
            <text:p>0,02009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588, time needed</text:p>
          </table:table-cell>
          <table:table-cell/>
          <table:table-cell office:value-type="float" office:value="0.399514">
            <text:p>0,399514</text:p>
          </table:table-cell>
          <table:table-cell/>
          <table:table-cell office:value-type="string">
            <text:p><text:s/>secs</text:p>
          </table:table-cell>
          <table:table-cell office:value-type="float" office:value="0.4">
            <text:p>0,4</text:p>
          </table:table-cell>
          <table:table-cell office:value-type="string">
            <text:p><text:s/>ticks</text:p>
          </table:table-cell>
          <table:table-cell office:value-type="float" office:value="1">
            <text:p>1</text:p>
          </table:table-cell>
          <table:table-cell/>
          <table:table-cell table:formula="of:=[.D3]" office:value-type="float" office:value="0.399514">
            <text:p>0,3995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67, time needed</text:p>
          </table:table-cell>
          <table:table-cell/>
          <table:table-cell office:value-type="float" office:value="0.020092">
            <text:p>0,020092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D4]" office:value-type="float" office:value="0.020092">
            <text:p>0,020092</text:p>
          </table:table-cell>
          <table:table-cell table:formula="of:=[.$L$4]/[.L4]" office:value-type="float" office:value="1">
            <text:p>1</text:p>
          </table:table-cell>
          <table:table-cell table:formula="of:=[.M4]/[.I4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86">
            <text:p>0,020086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2">
            <text:p>2</text:p>
          </table:table-cell>
          <table:table-cell table:formula="of:=[.D5]" office:value-type="float" office:value="0.020086">
            <text:p>0,02008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466, time needed</text:p>
          </table:table-cell>
          <table:table-cell/>
          <table:table-cell office:value-type="float" office:value="2.128143">
            <text:p>2,128143</text:p>
          </table:table-cell>
          <table:table-cell/>
          <table:table-cell office:value-type="string">
            <text:p><text:s/>secs</text:p>
          </table:table-cell>
          <table:table-cell office:value-type="float" office:value="4.25">
            <text:p>4,25</text:p>
          </table:table-cell>
          <table:table-cell office:value-type="string">
            <text:p><text:s/>ticks</text:p>
          </table:table-cell>
          <table:table-cell office:value-type="float" office:value="2">
            <text:p>2</text:p>
          </table:table-cell>
          <table:table-cell/>
          <table:table-cell table:formula="of:=[.D6]" office:value-type="float" office:value="2.128143">
            <text:p>2,12814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821, time needed</text:p>
          </table:table-cell>
          <table:table-cell/>
          <table:table-cell office:value-type="float" office:value="0.010056">
            <text:p>0,010056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D7]" office:value-type="float" office:value="0.010056">
            <text:p>0,010056</text:p>
          </table:table-cell>
          <table:table-cell table:formula="of:=[.$L$4]/[.L7]" office:value-type="float" office:value="1.99801113762928">
            <text:p>1,9980111376</text:p>
          </table:table-cell>
          <table:table-cell table:formula="of:=[.M7]/[.I7]" office:value-type="float" office:value="0.999005568814638">
            <text:p>0,9990055688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142">
            <text:p>0,020142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3">
            <text:p>3</text:p>
          </table:table-cell>
          <table:table-cell table:formula="of:=[.D8]" office:value-type="float" office:value="0.020142">
            <text:p>0,0201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472, time needed</text:p>
          </table:table-cell>
          <table:table-cell/>
          <table:table-cell office:value-type="float" office:value="2.472079">
            <text:p>2,472079</text:p>
          </table:table-cell>
          <table:table-cell/>
          <table:table-cell office:value-type="string">
            <text:p><text:s/>secs</text:p>
          </table:table-cell>
          <table:table-cell office:value-type="float" office:value="7.41">
            <text:p>7,41</text:p>
          </table:table-cell>
          <table:table-cell office:value-type="string">
            <text:p><text:s/>ticks</text:p>
          </table:table-cell>
          <table:table-cell office:value-type="float" office:value="3">
            <text:p>3</text:p>
          </table:table-cell>
          <table:table-cell/>
          <table:table-cell table:formula="of:=[.D9]" office:value-type="float" office:value="2.472079">
            <text:p>2,47207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817, time needed</text:p>
          </table:table-cell>
          <table:table-cell/>
          <table:table-cell office:value-type="float" office:value="0.00671">
            <text:p>0,00671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D10]" office:value-type="float" office:value="0.00671">
            <text:p>0,00671</text:p>
          </table:table-cell>
          <table:table-cell table:formula="of:=[.$L$4]/[.L10]" office:value-type="float" office:value="2.99433681073025">
            <text:p>2,9943368107</text:p>
          </table:table-cell>
          <table:table-cell table:formula="of:=[.M10]/[.I10]" office:value-type="float" office:value="0.998112270243418">
            <text:p>0,9981122702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87">
            <text:p>0,020087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4">
            <text:p>4</text:p>
          </table:table-cell>
          <table:table-cell table:formula="of:=[.D11]" office:value-type="float" office:value="0.020087">
            <text:p>0,02008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540, time needed</text:p>
          </table:table-cell>
          <table:table-cell/>
          <table:table-cell office:value-type="float" office:value="2.335642">
            <text:p>2,335642</text:p>
          </table:table-cell>
          <table:table-cell/>
          <table:table-cell office:value-type="string">
            <text:p><text:s/>secs</text:p>
          </table:table-cell>
          <table:table-cell office:value-type="float" office:value="9.33">
            <text:p>9,33</text:p>
          </table:table-cell>
          <table:table-cell office:value-type="string">
            <text:p><text:s/>ticks</text:p>
          </table:table-cell>
          <table:table-cell office:value-type="float" office:value="4">
            <text:p>4</text:p>
          </table:table-cell>
          <table:table-cell/>
          <table:table-cell table:formula="of:=[.D12]" office:value-type="float" office:value="2.335642">
            <text:p>2,33564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804, time needed</text:p>
          </table:table-cell>
          <table:table-cell/>
          <table:table-cell office:value-type="float" office:value="0.005034">
            <text:p>0,005034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D13]" office:value-type="float" office:value="0.005034">
            <text:p>0,005034</text:p>
          </table:table-cell>
          <table:table-cell table:formula="of:=[.$L$4]/[.L13]" office:value-type="float" office:value="3.99125943583631">
            <text:p>3,9912594358</text:p>
          </table:table-cell>
          <table:table-cell table:formula="of:=[.M13]/[.I13]" office:value-type="float" office:value="0.997814858959078">
            <text:p>0,997814859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103">
            <text:p>0,020103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5">
            <text:p>5</text:p>
          </table:table-cell>
          <table:table-cell table:formula="of:=[.D14]" office:value-type="float" office:value="0.020103">
            <text:p>0,0201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783, time needed</text:p>
          </table:table-cell>
          <table:table-cell/>
          <table:table-cell office:value-type="float" office:value="2.184997">
            <text:p>2,184997</text:p>
          </table:table-cell>
          <table:table-cell/>
          <table:table-cell office:value-type="string">
            <text:p><text:s/>secs</text:p>
          </table:table-cell>
          <table:table-cell office:value-type="float" office:value="10.9">
            <text:p>10,9</text:p>
          </table:table-cell>
          <table:table-cell office:value-type="string">
            <text:p><text:s/>ticks</text:p>
          </table:table-cell>
          <table:table-cell office:value-type="float" office:value="5">
            <text:p>5</text:p>
          </table:table-cell>
          <table:table-cell/>
          <table:table-cell table:formula="of:=[.D15]" office:value-type="float" office:value="2.184997">
            <text:p>2,18499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7, time needed</text:p>
          </table:table-cell>
          <table:table-cell/>
          <table:table-cell office:value-type="float" office:value="0.004048">
            <text:p>0,004048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D16]" office:value-type="float" office:value="0.004048">
            <text:p>0,004048</text:p>
          </table:table-cell>
          <table:table-cell table:formula="of:=[.$L$4]/[.L16]" office:value-type="float" office:value="4.96343873517787">
            <text:p>4,9634387352</text:p>
          </table:table-cell>
          <table:table-cell table:formula="of:=[.M16]/[.I16]" office:value-type="float" office:value="0.992687747035573">
            <text:p>0,992687747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82">
            <text:p>0,020082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6">
            <text:p>6</text:p>
          </table:table-cell>
          <table:table-cell table:formula="of:=[.D17]" office:value-type="float" office:value="0.020082">
            <text:p>0,0200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798, time needed</text:p>
          </table:table-cell>
          <table:table-cell/>
          <table:table-cell office:value-type="float" office:value="2.186186">
            <text:p>2,186186</text:p>
          </table:table-cell>
          <table:table-cell/>
          <table:table-cell office:value-type="string">
            <text:p><text:s/>secs</text:p>
          </table:table-cell>
          <table:table-cell office:value-type="float" office:value="13.08">
            <text:p>13,08</text:p>
          </table:table-cell>
          <table:table-cell office:value-type="string">
            <text:p><text:s/>ticks</text:p>
          </table:table-cell>
          <table:table-cell office:value-type="float" office:value="6">
            <text:p>6</text:p>
          </table:table-cell>
          <table:table-cell/>
          <table:table-cell table:formula="of:=[.D18]" office:value-type="float" office:value="2.186186">
            <text:p>2,18618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802, time needed</text:p>
          </table:table-cell>
          <table:table-cell/>
          <table:table-cell office:value-type="float" office:value="0.003356">
            <text:p>0,003356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D19]" office:value-type="float" office:value="0.003356">
            <text:p>0,003356</text:p>
          </table:table-cell>
          <table:table-cell table:formula="of:=[.$L$4]/[.L19]" office:value-type="float" office:value="5.98688915375447">
            <text:p>5,9868891538</text:p>
          </table:table-cell>
          <table:table-cell table:formula="of:=[.M19]/[.I19]" office:value-type="float" office:value="0.997814858959078">
            <text:p>0,997814859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82">
            <text:p>0,020082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7">
            <text:p>7</text:p>
          </table:table-cell>
          <table:table-cell table:formula="of:=[.D20]" office:value-type="float" office:value="0.020082">
            <text:p>0,0200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657, time needed</text:p>
          </table:table-cell>
          <table:table-cell/>
          <table:table-cell office:value-type="float" office:value="2.109513">
            <text:p>2,109513</text:p>
          </table:table-cell>
          <table:table-cell/>
          <table:table-cell office:value-type="string">
            <text:p><text:s/>secs</text:p>
          </table:table-cell>
          <table:table-cell office:value-type="float" office:value="14.72">
            <text:p>14,72</text:p>
          </table:table-cell>
          <table:table-cell office:value-type="string">
            <text:p><text:s/>ticks</text:p>
          </table:table-cell>
          <table:table-cell office:value-type="float" office:value="7">
            <text:p>7</text:p>
          </table:table-cell>
          <table:table-cell/>
          <table:table-cell table:formula="of:=[.D21]" office:value-type="float" office:value="2.109513">
            <text:p>2,1095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806, time needed</text:p>
          </table:table-cell>
          <table:table-cell/>
          <table:table-cell office:value-type="float" office:value="0.002889">
            <text:p>0,002889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D22]" office:value-type="float" office:value="0.002889">
            <text:p>0,002889</text:p>
          </table:table-cell>
          <table:table-cell table:formula="of:=[.$L$4]/[.L22]" office:value-type="float" office:value="6.95465559016961">
            <text:p>6,9546555902</text:p>
          </table:table-cell>
          <table:table-cell table:formula="of:=[.M22]/[.I22]" office:value-type="float" office:value="0.993522227167087">
            <text:p>0,9935222272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82">
            <text:p>0,020082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8">
            <text:p>8</text:p>
          </table:table-cell>
          <table:table-cell table:formula="of:=[.D23]" office:value-type="float" office:value="0.020082">
            <text:p>0,0200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722, time needed</text:p>
          </table:table-cell>
          <table:table-cell/>
          <table:table-cell office:value-type="float" office:value="2.289121">
            <text:p>2,289121</text:p>
          </table:table-cell>
          <table:table-cell/>
          <table:table-cell office:value-type="string">
            <text:p><text:s/>secs</text:p>
          </table:table-cell>
          <table:table-cell office:value-type="float" office:value="18.14">
            <text:p>18,14</text:p>
          </table:table-cell>
          <table:table-cell office:value-type="string">
            <text:p><text:s/>ticks</text:p>
          </table:table-cell>
          <table:table-cell office:value-type="float" office:value="8">
            <text:p>8</text:p>
          </table:table-cell>
          <table:table-cell/>
          <table:table-cell table:formula="of:=[.D24]" office:value-type="float" office:value="2.289121">
            <text:p>2,2891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801, time needed</text:p>
          </table:table-cell>
          <table:table-cell/>
          <table:table-cell office:value-type="float" office:value="0.00255">
            <text:p>0,00255</text:p>
          </table:table-cell>
          <table:table-cell/>
          <table:table-cell office:value-type="string">
            <text:p><text:s/>secs</text:p>
          </table:table-cell>
          <table:table-cell office:value-type="float" office:value="0.03">
            <text:p>0,03</text:p>
          </table:table-cell>
          <table:table-cell office:value-type="string">
            <text:p><text:s/>ticks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D25]" office:value-type="float" office:value="0.00255">
            <text:p>0,00255</text:p>
          </table:table-cell>
          <table:table-cell table:formula="of:=[.$L$4]/[.L25]" office:value-type="float" office:value="7.87921568627451">
            <text:p>7,8792156863</text:p>
          </table:table-cell>
          <table:table-cell table:formula="of:=[.M25]/[.I25]" office:value-type="float" office:value="0.984901960784314">
            <text:p>0,9849019608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104">
            <text:p>0,020104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9">
            <text:p>9</text:p>
          </table:table-cell>
          <table:table-cell table:formula="of:=[.D26]" office:value-type="float" office:value="0.020104">
            <text:p>0,0201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733, time needed</text:p>
          </table:table-cell>
          <table:table-cell/>
          <table:table-cell office:value-type="float" office:value="3.907465">
            <text:p>3,907465</text:p>
          </table:table-cell>
          <table:table-cell/>
          <table:table-cell office:value-type="string">
            <text:p><text:s/>secs</text:p>
          </table:table-cell>
          <table:table-cell office:value-type="float" office:value="31.09">
            <text:p>31,09</text:p>
          </table:table-cell>
          <table:table-cell office:value-type="string">
            <text:p><text:s/>ticks</text:p>
          </table:table-cell>
          <table:table-cell office:value-type="float" office:value="9">
            <text:p>9</text:p>
          </table:table-cell>
          <table:table-cell/>
          <table:table-cell table:formula="of:=[.D27]" office:value-type="float" office:value="3.907465">
            <text:p>3,90746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3, time needed</text:p>
          </table:table-cell>
          <table:table-cell/>
          <table:table-cell office:value-type="float" office:value="0.004552">
            <text:p>0,004552</text:p>
          </table:table-cell>
          <table:table-cell/>
          <table:table-cell office:value-type="string">
            <text:p><text:s/>secs</text:p>
          </table:table-cell>
          <table:table-cell office:value-type="float" office:value="0.04">
            <text:p>0,04</text:p>
          </table:table-cell>
          <table:table-cell office:value-type="string">
            <text:p><text:s/>ticks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D28]" office:value-type="float" office:value="0.004552">
            <text:p>0,004552</text:p>
          </table:table-cell>
          <table:table-cell table:formula="of:=[.$L$4]/[.L28]" office:value-type="float" office:value="4.41388400702988">
            <text:p>4,413884007</text:p>
          </table:table-cell>
          <table:table-cell table:formula="of:=[.M28]/[.I28]" office:value-type="float" office:value="0.490431556336653">
            <text:p>0,4904315563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92">
            <text:p>0,020092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10">
            <text:p>10</text:p>
          </table:table-cell>
          <table:table-cell table:formula="of:=[.D29]" office:value-type="float" office:value="0.020092">
            <text:p>0,02009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724, time needed</text:p>
          </table:table-cell>
          <table:table-cell/>
          <table:table-cell office:value-type="float" office:value="4.954181">
            <text:p>4,954181</text:p>
          </table:table-cell>
          <table:table-cell/>
          <table:table-cell office:value-type="string">
            <text:p><text:s/>secs</text:p>
          </table:table-cell>
          <table:table-cell office:value-type="float" office:value="39.28">
            <text:p>39,28</text:p>
          </table:table-cell>
          <table:table-cell office:value-type="string">
            <text:p><text:s/>ticks</text:p>
          </table:table-cell>
          <table:table-cell office:value-type="float" office:value="10">
            <text:p>10</text:p>
          </table:table-cell>
          <table:table-cell/>
          <table:table-cell table:formula="of:=[.D30]" office:value-type="float" office:value="4.954181">
            <text:p>4,95418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800, time needed</text:p>
          </table:table-cell>
          <table:table-cell/>
          <table:table-cell office:value-type="float" office:value="0.004063">
            <text:p>0,004063</text:p>
          </table:table-cell>
          <table:table-cell/>
          <table:table-cell office:value-type="string">
            <text:p><text:s/>secs</text:p>
          </table:table-cell>
          <table:table-cell office:value-type="float" office:value="0.03">
            <text:p>0,03</text:p>
          </table:table-cell>
          <table:table-cell office:value-type="string">
            <text:p><text:s/>ticks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1]" office:value-type="float" office:value="0.004063">
            <text:p>0,004063</text:p>
          </table:table-cell>
          <table:table-cell table:formula="of:=[.$L$4]/[.L31]" office:value-type="float" office:value="4.94511444745262">
            <text:p>4,9451144475</text:p>
          </table:table-cell>
          <table:table-cell table:formula="of:=[.M31]/[.I31]" office:value-type="float" office:value="0.494511444745262">
            <text:p>0,4945114447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83">
            <text:p>0,020083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11">
            <text:p>11</text:p>
          </table:table-cell>
          <table:table-cell table:formula="of:=[.D32]" office:value-type="float" office:value="0.020083">
            <text:p>0,0200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822, time needed</text:p>
          </table:table-cell>
          <table:table-cell/>
          <table:table-cell office:value-type="float" office:value="5.712927">
            <text:p>5,712927</text:p>
          </table:table-cell>
          <table:table-cell/>
          <table:table-cell office:value-type="string">
            <text:p><text:s/>secs</text:p>
          </table:table-cell>
          <table:table-cell office:value-type="float" office:value="45.31">
            <text:p>45,31</text:p>
          </table:table-cell>
          <table:table-cell office:value-type="string">
            <text:p><text:s/>ticks</text:p>
          </table:table-cell>
          <table:table-cell office:value-type="float" office:value="11">
            <text:p>11</text:p>
          </table:table-cell>
          <table:table-cell/>
          <table:table-cell table:formula="of:=[.D33]" office:value-type="float" office:value="5.712927">
            <text:p>5,7129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9, time needed</text:p>
          </table:table-cell>
          <table:table-cell/>
          <table:table-cell office:value-type="float" office:value="0.003702">
            <text:p>0,003702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D34]" office:value-type="float" office:value="0.003702">
            <text:p>0,003702</text:p>
          </table:table-cell>
          <table:table-cell table:formula="of:=[.$L$4]/[.L34]" office:value-type="float" office:value="5.42733657482442">
            <text:p>5,4273365748</text:p>
          </table:table-cell>
          <table:table-cell table:formula="of:=[.M34]/[.I34]" office:value-type="float" office:value="0.493394234074947">
            <text:p>0,4933942341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84">
            <text:p>0,020084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12">
            <text:p>12</text:p>
          </table:table-cell>
          <table:table-cell table:formula="of:=[.D35]" office:value-type="float" office:value="0.020084">
            <text:p>0,02008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840, time needed</text:p>
          </table:table-cell>
          <table:table-cell/>
          <table:table-cell office:value-type="float" office:value="6.048234">
            <text:p>6,048234</text:p>
          </table:table-cell>
          <table:table-cell/>
          <table:table-cell office:value-type="string">
            <text:p><text:s/>secs</text:p>
          </table:table-cell>
          <table:table-cell office:value-type="float" office:value="48.03">
            <text:p>48,03</text:p>
          </table:table-cell>
          <table:table-cell office:value-type="string">
            <text:p><text:s/>ticks</text:p>
          </table:table-cell>
          <table:table-cell office:value-type="float" office:value="12">
            <text:p>12</text:p>
          </table:table-cell>
          <table:table-cell/>
          <table:table-cell table:formula="of:=[.D36]" office:value-type="float" office:value="6.048234">
            <text:p>6,04823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8, time needed</text:p>
          </table:table-cell>
          <table:table-cell/>
          <table:table-cell office:value-type="float" office:value="0.003424">
            <text:p>0,003424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D37]" office:value-type="float" office:value="0.003424">
            <text:p>0,003424</text:p>
          </table:table-cell>
          <table:table-cell table:formula="of:=[.$L$4]/[.L37]" office:value-type="float" office:value="5.86799065420561">
            <text:p>5,8679906542</text:p>
          </table:table-cell>
          <table:table-cell table:formula="of:=[.M37]/[.I37]" office:value-type="float" office:value="0.488999221183801">
            <text:p>0,4889992212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82">
            <text:p>0,020082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13">
            <text:p>13</text:p>
          </table:table-cell>
          <table:table-cell table:formula="of:=[.D38]" office:value-type="float" office:value="0.020082">
            <text:p>0,0200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617, time needed</text:p>
          </table:table-cell>
          <table:table-cell/>
          <table:table-cell office:value-type="float" office:value="6.883141">
            <text:p>6,883141</text:p>
          </table:table-cell>
          <table:table-cell/>
          <table:table-cell office:value-type="string">
            <text:p><text:s/>secs</text:p>
          </table:table-cell>
          <table:table-cell office:value-type="float" office:value="54.63">
            <text:p>54,63</text:p>
          </table:table-cell>
          <table:table-cell office:value-type="string">
            <text:p><text:s/>ticks</text:p>
          </table:table-cell>
          <table:table-cell office:value-type="float" office:value="13">
            <text:p>13</text:p>
          </table:table-cell>
          <table:table-cell/>
          <table:table-cell table:formula="of:=[.D39]" office:value-type="float" office:value="6.883141">
            <text:p>6,88314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9, time needed</text:p>
          </table:table-cell>
          <table:table-cell/>
          <table:table-cell office:value-type="float" office:value="0.003196">
            <text:p>0,003196</text:p>
          </table:table-cell>
          <table:table-cell/>
          <table:table-cell office:value-type="string">
            <text:p><text:s/>secs</text:p>
          </table:table-cell>
          <table:table-cell office:value-type="float" office:value="0.03">
            <text:p>0,03</text:p>
          </table:table-cell>
          <table:table-cell office:value-type="string">
            <text:p><text:s/>ticks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D40]" office:value-type="float" office:value="0.003196">
            <text:p>0,003196</text:p>
          </table:table-cell>
          <table:table-cell table:formula="of:=[.$L$4]/[.L40]" office:value-type="float" office:value="6.28660826032541">
            <text:p>6,2866082603</text:p>
          </table:table-cell>
          <table:table-cell table:formula="of:=[.M40]/[.I40]" office:value-type="float" office:value="0.483585250794262">
            <text:p>0,4835852508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98">
            <text:p>0,020098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14">
            <text:p>14</text:p>
          </table:table-cell>
          <table:table-cell table:formula="of:=[.D41]" office:value-type="float" office:value="0.020098">
            <text:p>0,0200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623, time needed</text:p>
          </table:table-cell>
          <table:table-cell/>
          <table:table-cell office:value-type="float" office:value="7.298377">
            <text:p>7,298377</text:p>
          </table:table-cell>
          <table:table-cell/>
          <table:table-cell office:value-type="string">
            <text:p><text:s/>secs</text:p>
          </table:table-cell>
          <table:table-cell office:value-type="float" office:value="57.99">
            <text:p>57,99</text:p>
          </table:table-cell>
          <table:table-cell office:value-type="string">
            <text:p><text:s/>ticks</text:p>
          </table:table-cell>
          <table:table-cell office:value-type="float" office:value="14">
            <text:p>14</text:p>
          </table:table-cell>
          <table:table-cell/>
          <table:table-cell table:formula="of:=[.D42]" office:value-type="float" office:value="7.298377">
            <text:p>7,2983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800, time needed</text:p>
          </table:table-cell>
          <table:table-cell/>
          <table:table-cell office:value-type="float" office:value="0.002958">
            <text:p>0,002958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D43]" office:value-type="float" office:value="0.002958">
            <text:p>0,002958</text:p>
          </table:table-cell>
          <table:table-cell table:formula="of:=[.$L$4]/[.L43]" office:value-type="float" office:value="6.79242731575389">
            <text:p>6,7924273158</text:p>
          </table:table-cell>
          <table:table-cell table:formula="of:=[.M43]/[.I43]" office:value-type="float" office:value="0.485173379696706">
            <text:p>0,4851733797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79">
            <text:p>0,020079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15">
            <text:p>15</text:p>
          </table:table-cell>
          <table:table-cell table:formula="of:=[.D44]" office:value-type="float" office:value="0.020079">
            <text:p>0,0200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530, time needed</text:p>
          </table:table-cell>
          <table:table-cell/>
          <table:table-cell office:value-type="float" office:value="7.530591">
            <text:p>7,530591</text:p>
          </table:table-cell>
          <table:table-cell/>
          <table:table-cell office:value-type="string">
            <text:p><text:s/>secs</text:p>
          </table:table-cell>
          <table:table-cell office:value-type="float" office:value="59.83">
            <text:p>59,83</text:p>
          </table:table-cell>
          <table:table-cell office:value-type="string">
            <text:p><text:s/>ticks</text:p>
          </table:table-cell>
          <table:table-cell office:value-type="float" office:value="15">
            <text:p>15</text:p>
          </table:table-cell>
          <table:table-cell/>
          <table:table-cell table:formula="of:=[.D45]" office:value-type="float" office:value="7.530591">
            <text:p>7,53059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5, time needed</text:p>
          </table:table-cell>
          <table:table-cell/>
          <table:table-cell office:value-type="float" office:value="0.003804">
            <text:p>0,003804</text:p>
          </table:table-cell>
          <table:table-cell/>
          <table:table-cell office:value-type="string">
            <text:p><text:s/>secs</text:p>
          </table:table-cell>
          <table:table-cell office:value-type="float" office:value="0.03">
            <text:p>0,03</text:p>
          </table:table-cell>
          <table:table-cell office:value-type="string">
            <text:p><text:s/>ticks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D46]" office:value-type="float" office:value="0.003804">
            <text:p>0,003804</text:p>
          </table:table-cell>
          <table:table-cell table:formula="of:=[.$L$4]/[.L46]" office:value-type="float" office:value="5.28180862250263">
            <text:p>5,2818086225</text:p>
          </table:table-cell>
          <table:table-cell table:formula="of:=[.M46]/[.I46]" office:value-type="float" office:value="0.352120574833509">
            <text:p>0,3521205748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96">
            <text:p>0,020096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16">
            <text:p>16</text:p>
          </table:table-cell>
          <table:table-cell table:formula="of:=[.D47]" office:value-type="float" office:value="0.020096">
            <text:p>0,02009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396, time needed</text:p>
          </table:table-cell>
          <table:table-cell/>
          <table:table-cell office:value-type="float" office:value="7.76903">
            <text:p>7,76903</text:p>
          </table:table-cell>
          <table:table-cell/>
          <table:table-cell office:value-type="string">
            <text:p><text:s/>secs</text:p>
          </table:table-cell>
          <table:table-cell office:value-type="float" office:value="61.82">
            <text:p>61,82</text:p>
          </table:table-cell>
          <table:table-cell office:value-type="string">
            <text:p><text:s/>ticks</text:p>
          </table:table-cell>
          <table:table-cell office:value-type="float" office:value="16">
            <text:p>16</text:p>
          </table:table-cell>
          <table:table-cell/>
          <table:table-cell table:formula="of:=[.D48]" office:value-type="float" office:value="7.76903">
            <text:p>7,7690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6, time needed</text:p>
          </table:table-cell>
          <table:table-cell/>
          <table:table-cell office:value-type="float" office:value="0.003853">
            <text:p>0,003853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D49]" office:value-type="float" office:value="0.003853">
            <text:p>0,003853</text:p>
          </table:table-cell>
          <table:table-cell table:formula="of:=[.$L$4]/[.L49]" office:value-type="float" office:value="5.21463794445886">
            <text:p>5,2146379445</text:p>
          </table:table-cell>
          <table:table-cell table:formula="of:=[.M49]/[.I49]" office:value-type="float" office:value="0.325914871528679">
            <text:p>0,3259148715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82">
            <text:p>0,020082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17">
            <text:p>17</text:p>
          </table:table-cell>
          <table:table-cell table:formula="of:=[.D50]" office:value-type="float" office:value="0.020082">
            <text:p>0,0200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661, time needed</text:p>
          </table:table-cell>
          <table:table-cell/>
          <table:table-cell office:value-type="float" office:value="8.127662">
            <text:p>8,127662</text:p>
          </table:table-cell>
          <table:table-cell/>
          <table:table-cell office:value-type="string">
            <text:p><text:s/>secs</text:p>
          </table:table-cell>
          <table:table-cell office:value-type="float" office:value="64.64">
            <text:p>64,64</text:p>
          </table:table-cell>
          <table:table-cell office:value-type="string">
            <text:p><text:s/>ticks</text:p>
          </table:table-cell>
          <table:table-cell office:value-type="float" office:value="17">
            <text:p>17</text:p>
          </table:table-cell>
          <table:table-cell/>
          <table:table-cell table:formula="of:=[.D51]" office:value-type="float" office:value="8.127662">
            <text:p>8,12766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5, time needed</text:p>
          </table:table-cell>
          <table:table-cell/>
          <table:table-cell office:value-type="float" office:value="0.003608">
            <text:p>0,003608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D52]" office:value-type="float" office:value="0.003608">
            <text:p>0,003608</text:p>
          </table:table-cell>
          <table:table-cell table:formula="of:=[.$L$4]/[.L52]" office:value-type="float" office:value="5.56873614190687">
            <text:p>5,5687361419</text:p>
          </table:table-cell>
          <table:table-cell table:formula="of:=[.M52]/[.I52]" office:value-type="float" office:value="0.327572714229816">
            <text:p>0,3275727142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78">
            <text:p>0,020078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18">
            <text:p>18</text:p>
          </table:table-cell>
          <table:table-cell table:formula="of:=[.D53]" office:value-type="float" office:value="0.020078">
            <text:p>0,0200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671, time needed</text:p>
          </table:table-cell>
          <table:table-cell/>
          <table:table-cell office:value-type="float" office:value="8.367583">
            <text:p>8,367583</text:p>
          </table:table-cell>
          <table:table-cell/>
          <table:table-cell office:value-type="string">
            <text:p><text:s/>secs</text:p>
          </table:table-cell>
          <table:table-cell office:value-type="float" office:value="66.46">
            <text:p>66,46</text:p>
          </table:table-cell>
          <table:table-cell office:value-type="string">
            <text:p><text:s/>ticks</text:p>
          </table:table-cell>
          <table:table-cell office:value-type="float" office:value="18">
            <text:p>18</text:p>
          </table:table-cell>
          <table:table-cell/>
          <table:table-cell table:formula="of:=[.D54]" office:value-type="float" office:value="8.367583">
            <text:p>8,36758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4, time needed</text:p>
          </table:table-cell>
          <table:table-cell/>
          <table:table-cell office:value-type="float" office:value="0.00344">
            <text:p>0,00344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D55]" office:value-type="float" office:value="0.00344">
            <text:p>0,00344</text:p>
          </table:table-cell>
          <table:table-cell table:formula="of:=[.$L$4]/[.L55]" office:value-type="float" office:value="5.8406976744186">
            <text:p>5,8406976744</text:p>
          </table:table-cell>
          <table:table-cell table:formula="of:=[.M55]/[.I55]" office:value-type="float" office:value="0.324483204134367">
            <text:p>0,3244832041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83">
            <text:p>0,020083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19">
            <text:p>19</text:p>
          </table:table-cell>
          <table:table-cell table:formula="of:=[.D56]" office:value-type="float" office:value="0.020083">
            <text:p>0,02008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572, time needed</text:p>
          </table:table-cell>
          <table:table-cell/>
          <table:table-cell office:value-type="float" office:value="8.501859">
            <text:p>8,501859</text:p>
          </table:table-cell>
          <table:table-cell/>
          <table:table-cell office:value-type="string">
            <text:p><text:s/>secs</text:p>
          </table:table-cell>
          <table:table-cell office:value-type="float" office:value="67.64">
            <text:p>67,64</text:p>
          </table:table-cell>
          <table:table-cell office:value-type="string">
            <text:p><text:s/>ticks</text:p>
          </table:table-cell>
          <table:table-cell office:value-type="float" office:value="19">
            <text:p>19</text:p>
          </table:table-cell>
          <table:table-cell/>
          <table:table-cell table:formula="of:=[.D57]" office:value-type="float" office:value="8.501859">
            <text:p>8,50185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8, time needed</text:p>
          </table:table-cell>
          <table:table-cell/>
          <table:table-cell office:value-type="float" office:value="0.003248">
            <text:p>0,003248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D58]" office:value-type="float" office:value="0.003248">
            <text:p>0,003248</text:p>
          </table:table-cell>
          <table:table-cell table:formula="of:=[.$L$4]/[.L58]" office:value-type="float" office:value="6.185960591133">
            <text:p>6,1859605911</text:p>
          </table:table-cell>
          <table:table-cell table:formula="of:=[.M58]/[.I58]" office:value-type="float" office:value="0.325576873217526">
            <text:p>0,3255768732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79">
            <text:p>0,020079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20">
            <text:p>20</text:p>
          </table:table-cell>
          <table:table-cell table:formula="of:=[.D59]" office:value-type="float" office:value="0.020079">
            <text:p>0,0200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770, time needed</text:p>
          </table:table-cell>
          <table:table-cell/>
          <table:table-cell office:value-type="float" office:value="9.08106">
            <text:p>9,08106</text:p>
          </table:table-cell>
          <table:table-cell/>
          <table:table-cell office:value-type="string">
            <text:p><text:s/>secs</text:p>
          </table:table-cell>
          <table:table-cell office:value-type="float" office:value="72.18">
            <text:p>72,18</text:p>
          </table:table-cell>
          <table:table-cell office:value-type="string">
            <text:p><text:s/>ticks</text:p>
          </table:table-cell>
          <table:table-cell office:value-type="float" office:value="20">
            <text:p>20</text:p>
          </table:table-cell>
          <table:table-cell/>
          <table:table-cell table:formula="of:=[.D60]" office:value-type="float" office:value="9.08106">
            <text:p>9,081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7, time needed</text:p>
          </table:table-cell>
          <table:table-cell/>
          <table:table-cell office:value-type="float" office:value="0.003105">
            <text:p>0,003105</text:p>
          </table:table-cell>
          <table:table-cell/>
          <table:table-cell office:value-type="string">
            <text:p><text:s/>secs</text:p>
          </table:table-cell>
          <table:table-cell office:value-type="float" office:value="0.03">
            <text:p>0,03</text:p>
          </table:table-cell>
          <table:table-cell office:value-type="string">
            <text:p><text:s/>ticks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61]" office:value-type="float" office:value="0.003105">
            <text:p>0,003105</text:p>
          </table:table-cell>
          <table:table-cell table:formula="of:=[.$L$4]/[.L61]" office:value-type="float" office:value="6.47085346215781">
            <text:p>6,4708534622</text:p>
          </table:table-cell>
          <table:table-cell table:formula="of:=[.M61]/[.I61]" office:value-type="float" office:value="0.323542673107891">
            <text:p>0,3235426731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95">
            <text:p>0,020095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21">
            <text:p>21</text:p>
          </table:table-cell>
          <table:table-cell table:formula="of:=[.D62]" office:value-type="float" office:value="0.020095">
            <text:p>0,02009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554, time needed</text:p>
          </table:table-cell>
          <table:table-cell/>
          <table:table-cell office:value-type="float" office:value="9.219203">
            <text:p>9,219203</text:p>
          </table:table-cell>
          <table:table-cell/>
          <table:table-cell office:value-type="string">
            <text:p><text:s/>secs</text:p>
          </table:table-cell>
          <table:table-cell office:value-type="float" office:value="73.2">
            <text:p>73,2</text:p>
          </table:table-cell>
          <table:table-cell office:value-type="string">
            <text:p><text:s/>ticks</text:p>
          </table:table-cell>
          <table:table-cell office:value-type="float" office:value="21">
            <text:p>21</text:p>
          </table:table-cell>
          <table:table-cell/>
          <table:table-cell table:formula="of:=[.D63]" office:value-type="float" office:value="9.219203">
            <text:p>9,21920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6, time needed</text:p>
          </table:table-cell>
          <table:table-cell/>
          <table:table-cell office:value-type="float" office:value="0.002984">
            <text:p>0,002984</text:p>
          </table:table-cell>
          <table:table-cell/>
          <table:table-cell office:value-type="string">
            <text:p><text:s/>secs</text:p>
          </table:table-cell>
          <table:table-cell office:value-type="float" office:value="0.03">
            <text:p>0,03</text:p>
          </table:table-cell>
          <table:table-cell office:value-type="string">
            <text:p><text:s/>ticks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D64]" office:value-type="float" office:value="0.002984">
            <text:p>0,002984</text:p>
          </table:table-cell>
          <table:table-cell table:formula="of:=[.$L$4]/[.L64]" office:value-type="float" office:value="6.73324396782842">
            <text:p>6,7332439678</text:p>
          </table:table-cell>
          <table:table-cell table:formula="of:=[.M64]/[.I64]" office:value-type="float" office:value="0.320630665134687">
            <text:p>0,3206306651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101">
            <text:p>0,020101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22">
            <text:p>22</text:p>
          </table:table-cell>
          <table:table-cell table:formula="of:=[.D65]" office:value-type="float" office:value="0.020101">
            <text:p>0,0201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592, time needed</text:p>
          </table:table-cell>
          <table:table-cell/>
          <table:table-cell office:value-type="float" office:value="9.399181">
            <text:p>9,399181</text:p>
          </table:table-cell>
          <table:table-cell/>
          <table:table-cell office:value-type="string">
            <text:p><text:s/>secs</text:p>
          </table:table-cell>
          <table:table-cell office:value-type="float" office:value="74.78">
            <text:p>74,78</text:p>
          </table:table-cell>
          <table:table-cell office:value-type="string">
            <text:p><text:s/>ticks</text:p>
          </table:table-cell>
          <table:table-cell office:value-type="float" office:value="22">
            <text:p>22</text:p>
          </table:table-cell>
          <table:table-cell/>
          <table:table-cell table:formula="of:=[.D66]" office:value-type="float" office:value="9.399181">
            <text:p>9,39918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6, time needed</text:p>
          </table:table-cell>
          <table:table-cell/>
          <table:table-cell office:value-type="float" office:value="0.00374">
            <text:p>0,00374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D67]" office:value-type="float" office:value="0.00374">
            <text:p>0,00374</text:p>
          </table:table-cell>
          <table:table-cell table:formula="of:=[.$L$4]/[.L67]" office:value-type="float" office:value="5.37219251336898">
            <text:p>5,3721925134</text:p>
          </table:table-cell>
          <table:table-cell table:formula="of:=[.M67]/[.I67]" office:value-type="float" office:value="0.244190568789499">
            <text:p>0,2441905688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109">
            <text:p>0,020109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23">
            <text:p>23</text:p>
          </table:table-cell>
          <table:table-cell table:formula="of:=[.D68]" office:value-type="float" office:value="0.020109">
            <text:p>0,02010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559, time needed</text:p>
          </table:table-cell>
          <table:table-cell/>
          <table:table-cell office:value-type="float" office:value="9.4688">
            <text:p>9,4688</text:p>
          </table:table-cell>
          <table:table-cell/>
          <table:table-cell office:value-type="string">
            <text:p><text:s/>secs</text:p>
          </table:table-cell>
          <table:table-cell office:value-type="float" office:value="75.28">
            <text:p>75,28</text:p>
          </table:table-cell>
          <table:table-cell office:value-type="string">
            <text:p><text:s/>ticks</text:p>
          </table:table-cell>
          <table:table-cell office:value-type="float" office:value="23">
            <text:p>23</text:p>
          </table:table-cell>
          <table:table-cell/>
          <table:table-cell table:formula="of:=[.D69]" office:value-type="float" office:value="9.4688">
            <text:p>9,468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5, time needed</text:p>
          </table:table-cell>
          <table:table-cell/>
          <table:table-cell office:value-type="float" office:value="0.003594">
            <text:p>0,003594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D70]" office:value-type="float" office:value="0.003594">
            <text:p>0,003594</text:p>
          </table:table-cell>
          <table:table-cell table:formula="of:=[.$L$4]/[.L70]" office:value-type="float" office:value="5.590428491931">
            <text:p>5,5904284919</text:p>
          </table:table-cell>
          <table:table-cell table:formula="of:=[.M70]/[.I70]" office:value-type="float" office:value="0.243062108344826">
            <text:p>0,2430621083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78">
            <text:p>0,020078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24">
            <text:p>24</text:p>
          </table:table-cell>
          <table:table-cell table:formula="of:=[.D71]" office:value-type="float" office:value="0.020078">
            <text:p>0,0200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626, time needed</text:p>
          </table:table-cell>
          <table:table-cell/>
          <table:table-cell office:value-type="float" office:value="9.80114">
            <text:p>9,80114</text:p>
          </table:table-cell>
          <table:table-cell/>
          <table:table-cell office:value-type="string">
            <text:p><text:s/>secs</text:p>
          </table:table-cell>
          <table:table-cell office:value-type="float" office:value="77.94">
            <text:p>77,94</text:p>
          </table:table-cell>
          <table:table-cell office:value-type="string">
            <text:p><text:s/>ticks</text:p>
          </table:table-cell>
          <table:table-cell office:value-type="float" office:value="24">
            <text:p>24</text:p>
          </table:table-cell>
          <table:table-cell/>
          <table:table-cell table:formula="of:=[.D72]" office:value-type="float" office:value="9.80114">
            <text:p>9,801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6, time needed</text:p>
          </table:table-cell>
          <table:table-cell/>
          <table:table-cell office:value-type="float" office:value="0.002596">
            <text:p>0,002596</text:p>
          </table:table-cell>
          <table:table-cell/>
          <table:table-cell office:value-type="string">
            <text:p><text:s/>secs</text:p>
          </table:table-cell>
          <table:table-cell office:value-type="float" office:value="0.03">
            <text:p>0,03</text:p>
          </table:table-cell>
          <table:table-cell office:value-type="string">
            <text:p><text:s/>ticks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D73]" office:value-type="float" office:value="0.002596">
            <text:p>0,002596</text:p>
          </table:table-cell>
          <table:table-cell table:formula="of:=[.$L$4]/[.L73]" office:value-type="float" office:value="7.73959938366718">
            <text:p>7,7395993837</text:p>
          </table:table-cell>
          <table:table-cell table:formula="of:=[.M73]/[.I73]" office:value-type="float" office:value="0.322483307652799">
            <text:p>0,3224833077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79">
            <text:p>0,020079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25">
            <text:p>25</text:p>
          </table:table-cell>
          <table:table-cell table:formula="of:=[.D74]" office:value-type="float" office:value="0.020079">
            <text:p>0,0200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841, time needed</text:p>
          </table:table-cell>
          <table:table-cell/>
          <table:table-cell office:value-type="float" office:value="10.097438">
            <text:p>10,097438</text:p>
          </table:table-cell>
          <table:table-cell/>
          <table:table-cell office:value-type="string">
            <text:p><text:s/>secs</text:p>
          </table:table-cell>
          <table:table-cell office:value-type="float" office:value="80.31">
            <text:p>80,31</text:p>
          </table:table-cell>
          <table:table-cell office:value-type="string">
            <text:p><text:s/>ticks</text:p>
          </table:table-cell>
          <table:table-cell office:value-type="float" office:value="25">
            <text:p>25</text:p>
          </table:table-cell>
          <table:table-cell/>
          <table:table-cell table:formula="of:=[.D75]" office:value-type="float" office:value="10.097438">
            <text:p>10,09743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8, time needed</text:p>
          </table:table-cell>
          <table:table-cell/>
          <table:table-cell office:value-type="float" office:value="0.003312">
            <text:p>0,003312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D76]" office:value-type="float" office:value="0.003312">
            <text:p>0,003312</text:p>
          </table:table-cell>
          <table:table-cell table:formula="of:=[.$L$4]/[.L76]" office:value-type="float" office:value="6.06642512077295">
            <text:p>6,0664251208</text:p>
          </table:table-cell>
          <table:table-cell table:formula="of:=[.M76]/[.I76]" office:value-type="float" office:value="0.242657004830918">
            <text:p>0,2426570048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79">
            <text:p>0,020079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26">
            <text:p>26</text:p>
          </table:table-cell>
          <table:table-cell table:formula="of:=[.D77]" office:value-type="float" office:value="0.020079">
            <text:p>0,0200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534, time needed</text:p>
          </table:table-cell>
          <table:table-cell/>
          <table:table-cell office:value-type="float" office:value="10.69679">
            <text:p>10,69679</text:p>
          </table:table-cell>
          <table:table-cell/>
          <table:table-cell office:value-type="string">
            <text:p><text:s/>secs</text:p>
          </table:table-cell>
          <table:table-cell office:value-type="float" office:value="85.03">
            <text:p>85,03</text:p>
          </table:table-cell>
          <table:table-cell office:value-type="string">
            <text:p><text:s/>ticks</text:p>
          </table:table-cell>
          <table:table-cell office:value-type="float" office:value="26">
            <text:p>26</text:p>
          </table:table-cell>
          <table:table-cell/>
          <table:table-cell table:formula="of:=[.D78]" office:value-type="float" office:value="10.69679">
            <text:p>10,6967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6, time needed</text:p>
          </table:table-cell>
          <table:table-cell/>
          <table:table-cell office:value-type="float" office:value="0.003239">
            <text:p>0,003239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D79]" office:value-type="float" office:value="0.003239">
            <text:p>0,003239</text:p>
          </table:table-cell>
          <table:table-cell table:formula="of:=[.$L$4]/[.L79]" office:value-type="float" office:value="6.2031491200988">
            <text:p>6,2031491201</text:p>
          </table:table-cell>
          <table:table-cell table:formula="of:=[.M79]/[.I79]" office:value-type="float" office:value="0.238582658465338">
            <text:p>0,2385826585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89">
            <text:p>0,020089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27">
            <text:p>27</text:p>
          </table:table-cell>
          <table:table-cell table:formula="of:=[.D80]" office:value-type="float" office:value="0.020089">
            <text:p>0,0200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511, time needed</text:p>
          </table:table-cell>
          <table:table-cell/>
          <table:table-cell office:value-type="float" office:value="10.478073">
            <text:p>10,478073</text:p>
          </table:table-cell>
          <table:table-cell/>
          <table:table-cell office:value-type="string">
            <text:p><text:s/>secs</text:p>
          </table:table-cell>
          <table:table-cell office:value-type="float" office:value="83.35">
            <text:p>83,35</text:p>
          </table:table-cell>
          <table:table-cell office:value-type="string">
            <text:p><text:s/>ticks</text:p>
          </table:table-cell>
          <table:table-cell office:value-type="float" office:value="27">
            <text:p>27</text:p>
          </table:table-cell>
          <table:table-cell/>
          <table:table-cell table:formula="of:=[.D81]" office:value-type="float" office:value="10.478073">
            <text:p>10,47807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6, time needed</text:p>
          </table:table-cell>
          <table:table-cell/>
          <table:table-cell office:value-type="float" office:value="0.003062">
            <text:p>0,003062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D82]" office:value-type="float" office:value="0.003062">
            <text:p>0,003062</text:p>
          </table:table-cell>
          <table:table-cell table:formula="of:=[.$L$4]/[.L82]" office:value-type="float" office:value="6.56172436316133">
            <text:p>6,5617243632</text:p>
          </table:table-cell>
          <table:table-cell table:formula="of:=[.M82]/[.I82]" office:value-type="float" office:value="0.243026828265234">
            <text:p>0,2430268283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79">
            <text:p>0,020079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28">
            <text:p>28</text:p>
          </table:table-cell>
          <table:table-cell table:formula="of:=[.D83]" office:value-type="float" office:value="0.020079">
            <text:p>0,0200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783, time needed</text:p>
          </table:table-cell>
          <table:table-cell/>
          <table:table-cell office:value-type="float" office:value="10.793886">
            <text:p>10,793886</text:p>
          </table:table-cell>
          <table:table-cell/>
          <table:table-cell office:value-type="string">
            <text:p><text:s/>secs</text:p>
          </table:table-cell>
          <table:table-cell office:value-type="float" office:value="85.89">
            <text:p>85,89</text:p>
          </table:table-cell>
          <table:table-cell office:value-type="string">
            <text:p><text:s/>ticks</text:p>
          </table:table-cell>
          <table:table-cell office:value-type="float" office:value="28">
            <text:p>28</text:p>
          </table:table-cell>
          <table:table-cell/>
          <table:table-cell table:formula="of:=[.D84]" office:value-type="float" office:value="10.793886">
            <text:p>10,79388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9, time needed</text:p>
          </table:table-cell>
          <table:table-cell/>
          <table:table-cell office:value-type="float" office:value="0.002966">
            <text:p>0,002966</text:p>
          </table:table-cell>
          <table:table-cell/>
          <table:table-cell office:value-type="string">
            <text:p><text:s/>secs</text:p>
          </table:table-cell>
          <table:table-cell office:value-type="float" office:value="0.03">
            <text:p>0,03</text:p>
          </table:table-cell>
          <table:table-cell office:value-type="string">
            <text:p><text:s/>ticks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D85]" office:value-type="float" office:value="0.002966">
            <text:p>0,002966</text:p>
          </table:table-cell>
          <table:table-cell table:formula="of:=[.$L$4]/[.L85]" office:value-type="float" office:value="6.77410654079568">
            <text:p>6,7741065408</text:p>
          </table:table-cell>
          <table:table-cell table:formula="of:=[.M85]/[.I85]" office:value-type="float" office:value="0.241932376456989">
            <text:p>0,2419323765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93">
            <text:p>0,020093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29">
            <text:p>29</text:p>
          </table:table-cell>
          <table:table-cell table:formula="of:=[.D86]" office:value-type="float" office:value="0.020093">
            <text:p>0,02009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734, time needed</text:p>
          </table:table-cell>
          <table:table-cell/>
          <table:table-cell office:value-type="float" office:value="11.393277">
            <text:p>11,393277</text:p>
          </table:table-cell>
          <table:table-cell/>
          <table:table-cell office:value-type="string">
            <text:p><text:s/>secs</text:p>
          </table:table-cell>
          <table:table-cell office:value-type="float" office:value="90.6">
            <text:p>90,6</text:p>
          </table:table-cell>
          <table:table-cell office:value-type="string">
            <text:p><text:s/>ticks</text:p>
          </table:table-cell>
          <table:table-cell office:value-type="float" office:value="29">
            <text:p>29</text:p>
          </table:table-cell>
          <table:table-cell/>
          <table:table-cell table:formula="of:=[.D87]" office:value-type="float" office:value="11.393277">
            <text:p>11,3932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6, time needed</text:p>
          </table:table-cell>
          <table:table-cell/>
          <table:table-cell office:value-type="float" office:value="0.002897">
            <text:p>0,002897</text:p>
          </table:table-cell>
          <table:table-cell/>
          <table:table-cell office:value-type="string">
            <text:p><text:s/>secs</text:p>
          </table:table-cell>
          <table:table-cell office:value-type="float" office:value="0.03">
            <text:p>0,03</text:p>
          </table:table-cell>
          <table:table-cell office:value-type="string">
            <text:p><text:s/>ticks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D88]" office:value-type="float" office:value="0.002897">
            <text:p>0,002897</text:p>
          </table:table-cell>
          <table:table-cell table:formula="of:=[.$L$4]/[.L88]" office:value-type="float" office:value="6.93545046599931">
            <text:p>6,935450466</text:p>
          </table:table-cell>
          <table:table-cell table:formula="of:=[.M88]/[.I88]" office:value-type="float" office:value="0.239153464344804">
            <text:p>0,2391534643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102">
            <text:p>0,020102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30">
            <text:p>30</text:p>
          </table:table-cell>
          <table:table-cell table:formula="of:=[.D89]" office:value-type="float" office:value="0.020102">
            <text:p>0,02010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711, time needed</text:p>
          </table:table-cell>
          <table:table-cell/>
          <table:table-cell office:value-type="float" office:value="11.451115">
            <text:p>11,451115</text:p>
          </table:table-cell>
          <table:table-cell/>
          <table:table-cell office:value-type="string">
            <text:p><text:s/>secs</text:p>
          </table:table-cell>
          <table:table-cell office:value-type="float" office:value="91.09">
            <text:p>91,09</text:p>
          </table:table-cell>
          <table:table-cell office:value-type="string">
            <text:p><text:s/>ticks</text:p>
          </table:table-cell>
          <table:table-cell office:value-type="float" office:value="30">
            <text:p>30</text:p>
          </table:table-cell>
          <table:table-cell/>
          <table:table-cell table:formula="of:=[.D90]" office:value-type="float" office:value="11.451115">
            <text:p>11,4511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5, time needed</text:p>
          </table:table-cell>
          <table:table-cell/>
          <table:table-cell office:value-type="float" office:value="0.002799">
            <text:p>0,002799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D91]" office:value-type="float" office:value="0.002799">
            <text:p>0,002799</text:p>
          </table:table-cell>
          <table:table-cell table:formula="of:=[.$L$4]/[.L91]" office:value-type="float" office:value="7.178277956413">
            <text:p>7,1782779564</text:p>
          </table:table-cell>
          <table:table-cell table:formula="of:=[.M91]/[.I91]" office:value-type="float" office:value="0.239275931880433">
            <text:p>0,2392759319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81">
            <text:p>0,020081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31">
            <text:p>31</text:p>
          </table:table-cell>
          <table:table-cell table:formula="of:=[.D92]" office:value-type="float" office:value="0.020081">
            <text:p>0,0200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760, time needed</text:p>
          </table:table-cell>
          <table:table-cell/>
          <table:table-cell office:value-type="float" office:value="11.783579">
            <text:p>11,783579</text:p>
          </table:table-cell>
          <table:table-cell/>
          <table:table-cell office:value-type="string">
            <text:p><text:s/>secs</text:p>
          </table:table-cell>
          <table:table-cell office:value-type="float" office:value="93.72">
            <text:p>93,72</text:p>
          </table:table-cell>
          <table:table-cell office:value-type="string">
            <text:p><text:s/>ticks</text:p>
          </table:table-cell>
          <table:table-cell office:value-type="float" office:value="31">
            <text:p>31</text:p>
          </table:table-cell>
          <table:table-cell/>
          <table:table-cell table:formula="of:=[.D93]" office:value-type="float" office:value="11.783579">
            <text:p>11,78357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7, time needed</text:p>
          </table:table-cell>
          <table:table-cell/>
          <table:table-cell office:value-type="float" office:value="0.00335">
            <text:p>0,00335</text:p>
          </table:table-cell>
          <table:table-cell/>
          <table:table-cell office:value-type="string">
            <text:p><text:s/>secs</text:p>
          </table:table-cell>
          <table:table-cell office:value-type="float" office:value="0.02">
            <text:p>0,02</text:p>
          </table:table-cell>
          <table:table-cell office:value-type="string">
            <text:p><text:s/>ticks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D94]" office:value-type="float" office:value="0.00335">
            <text:p>0,00335</text:p>
          </table:table-cell>
          <table:table-cell table:formula="of:=[.$L$4]/[.L94]" office:value-type="float" office:value="5.99761194029851">
            <text:p>5,9976119403</text:p>
          </table:table-cell>
          <table:table-cell table:formula="of:=[.M94]/[.I94]" office:value-type="float" office:value="0.193471352912855">
            <text:p>0,1934713529</text:p>
          </table:table-cell>
        </table:table-row>
        <table:table-row table:style-name="ro1">
          <table:table-cell/>
          <table:table-cell office:value-type="string">
            <text:p>pi sequential <text:s text:c="6"/>= 3.141592653589767, time needed</text:p>
          </table:table-cell>
          <table:table-cell/>
          <table:table-cell office:value-type="float" office:value="0.020078">
            <text:p>0,020078</text:p>
          </table:table-cell>
          <table:table-cell/>
          <table:table-cell office:value-type="string">
            <text:p><text:s/>secs</text:p>
          </table:table-cell>
          <table:table-cell office:value-type="float" office:value="0.01">
            <text:p>0,01</text:p>
          </table:table-cell>
          <table:table-cell office:value-type="string">
            <text:p><text:s/>ticks</text:p>
          </table:table-cell>
          <table:table-cell office:value-type="float" office:value="32">
            <text:p>32</text:p>
          </table:table-cell>
          <table:table-cell table:formula="of:=[.D95]" office:value-type="float" office:value="0.020078">
            <text:p>0,0200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 openmp critical <text:s/>= 3.141592653589671, time needed</text:p>
          </table:table-cell>
          <table:table-cell/>
          <table:table-cell office:value-type="float" office:value="12.183325">
            <text:p>12,183325</text:p>
          </table:table-cell>
          <table:table-cell/>
          <table:table-cell office:value-type="string">
            <text:p><text:s/>secs</text:p>
          </table:table-cell>
          <table:table-cell office:value-type="float" office:value="96.87">
            <text:p>96,87</text:p>
          </table:table-cell>
          <table:table-cell office:value-type="string">
            <text:p><text:s/>ticks</text:p>
          </table:table-cell>
          <table:table-cell office:value-type="float" office:value="32">
            <text:p>32</text:p>
          </table:table-cell>
          <table:table-cell/>
          <table:table-cell table:formula="of:=[.D96]" office:value-type="float" office:value="12.183325">
            <text:p>12,1833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 openmp reduction = 3.141592653589798, time needed</text:p>
          </table:table-cell>
          <table:table-cell/>
          <table:table-cell office:value-type="float" office:value="0.002612">
            <text:p>0,002612</text:p>
          </table:table-cell>
          <table:table-cell/>
          <table:table-cell office:value-type="string">
            <text:p><text:s/>secs</text:p>
          </table:table-cell>
          <table:table-cell office:value-type="float" office:value="0.03">
            <text:p>0,03</text:p>
          </table:table-cell>
          <table:table-cell office:value-type="string">
            <text:p><text:s/>ticks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D97]" office:value-type="float" office:value="0.002612">
            <text:p>0,002612</text:p>
          </table:table-cell>
          <table:table-cell table:formula="of:=[.$L$4]/[.L97]" office:value-type="float" office:value="7.69218989280245">
            <text:p>7,6921898928</text:p>
          </table:table-cell>
          <table:table-cell table:formula="of:=[.M97]/[.I97]" office:value-type="float" office:value="0.240380934150077">
            <text:p>0,24038093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.11.2011</text:date>, <text:time>00:50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dc:date>2011-11-16T00:50:58</dc:date>
    <dc:creator>Roman Karlstetter</dc:creator>
    <meta:editing-duration>PT25M38S</meta:editing-duration>
    <meta:editing-cycles>2</meta:editing-cycles>
    <meta:document-statistic meta:table-count="1" meta:cell-count="7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98cm" svg:y="0.316cm" chart:style-name="ch2">
          <text:p>Runtime pi</text:p>
        </chart:title>
        <chart:legend chart:legend-position="end" svg:x="13.843cm" svg:y="4.201cm" style:legend-expansion="high" chart:style-name="ch3"/>
        <chart:plot-area chart:style-name="ch4" table:cell-range-address="Tabelle1.I2:Tabelle1.I97 Tabelle1.L1:Tabelle1.L97" chart:data-source-has-labels="row" svg:x="0.237cm" svg:y="0.855cm" svg:width="12.909cm" svg:height="7.542cm">
          <chartooo:coordinate-region svg:x="1.335cm" svg:y="1.054cm" svg:width="11.624cm" svg:height="6.696cm"/>
          <chart:axis chart:dimension="x" chart:name="primary-x" chart:style-name="ch5">
            <chart:title svg:x="5.218cm" svg:y="8.44cm" chart:style-name="ch6">
              <text:p>Number of Threads</text:p>
            </chart:title>
          </chart:axis>
          <chart:axis chart:dimension="y" chart:name="primary-y" chart:style-name="ch5">
            <chart:title svg:x="0cm" svg:y="5.305cm" chart:style-name="ch7">
              <text:p>Runtime</text:p>
            </chart:title>
            <chart:grid chart:style-name="ch8" chart:class="major"/>
          </chart:axis>
          <chart:series chart:style-name="ch9" chart:values-cell-range-address="Tabelle1.L2:Tabelle1.L97" chart:label-cell-address="Tabelle1.L1:Tabelle1.L1" chart:class="chart:scatter">
            <chart:domain table:cell-range-address="Tabelle1.I2:Tabelle1.I97"/>
            <chart:data-point chart:repeated="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reduction</text:p>
                <draw:g>
                  <svg:desc>Tabelle1.L1:Tabelle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I2:Tabelle1.I97</svg:desc>
                </draw:g>
              </table:table-cell>
              <table:table-cell office:value-type="float" office:value="NaN">
                <text:p>NaN</text:p>
                <draw:g>
                  <svg:desc>Tabelle1.L2:Tabelle1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20092">
                <text:p>0.020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010056">
                <text:p>0.010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00671">
                <text:p>0.00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005034">
                <text:p>0.005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004048">
                <text:p>0.004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003356">
                <text:p>0.003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002889">
                <text:p>0.002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0255">
                <text:p>0.00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04552">
                <text:p>0.004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04063">
                <text:p>0.004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0.003702">
                <text:p>0.0037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0.003424">
                <text:p>0.0034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0.003196">
                <text:p>0.003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0.002958">
                <text:p>0.0029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.003804">
                <text:p>0.0038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0.003853">
                <text:p>0.003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0.003608">
                <text:p>0.003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0.00344">
                <text:p>0.003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0.003248">
                <text:p>0.0032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003105">
                <text:p>0.003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0.002984">
                <text:p>0.0029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0.00374">
                <text:p>0.003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0.003594">
                <text:p>0.003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0.002596">
                <text:p>0.0025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0.003239">
                <text:p>0.0032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0.003062">
                <text:p>0.0030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0.002966">
                <text:p>0.0029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0.002897">
                <text:p>0.002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0.002799">
                <text:p>0.0027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0.00335">
                <text:p>0.003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">
                <text:p>32</text:p>
              </table:table-cell>
              <table:table-cell office:value-type="float" office:value="0.002612">
                <text:p>0.002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6cm" svg:height="8.999cm" xlink:href=".." xlink:type="simple" chart:class="chart:scatter" chart:style-name="ch1">
        <chart:title svg:x="5.244cm" svg:y="0.315cm" chart:style-name="ch2">
          <text:p>Runtime Pi Critical Sections</text:p>
        </chart:title>
        <chart:legend chart:legend-position="end" svg:x="14.266cm" svg:y="4.2cm" style:legend-expansion="high" chart:style-name="ch3"/>
        <chart:plot-area chart:style-name="ch4" table:cell-range-address="Tabelle1.I2:Tabelle1.I97 Tabelle1.K1:Tabelle1.K97" chart:data-source-has-labels="row" svg:x="1.331cm" svg:y="1.631cm" svg:width="12.295cm" svg:height="6.208cm">
          <chartooo:coordinate-region svg:x="1.952cm" svg:y="1.831cm" svg:width="11.487cm" svg:height="5.361cm"/>
          <chart:axis chart:dimension="x" chart:name="primary-x" chart:style-name="ch5">
            <chart:title svg:x="6.005cm" svg:y="8.018cm" chart:style-name="ch6">
              <text:p>Number of Threads</text:p>
            </chart:title>
          </chart:axis>
          <chart:axis chart:dimension="y" chart:name="primary-y" chart:style-name="ch5">
            <chart:title svg:x="0.451cm" svg:y="5.414cm" chart:style-name="ch7">
              <text:p>Runtime</text:p>
            </chart:title>
            <chart:grid chart:style-name="ch8" chart:class="major"/>
          </chart:axis>
          <chart:series chart:style-name="ch9" chart:values-cell-range-address="Tabelle1.K2:Tabelle1.K97" chart:label-cell-address="Tabelle1.K1:Tabelle1.K1" chart:class="chart:scatter">
            <chart:domain table:cell-range-address="Tabelle1.I2:Tabelle1.I97"/>
            <chart:data-point chart:repeated="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critical</text:p>
                <draw:g>
                  <svg:desc>Tabelle1.K1:Tabelle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I2:Tabelle1.I97</svg:desc>
                </draw:g>
              </table:table-cell>
              <table:table-cell office:value-type="float" office:value="NaN">
                <text:p>NaN</text:p>
                <draw:g>
                  <svg:desc>Tabelle1.K2:Tabelle1.K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99514">
                <text:p>0.399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128143">
                <text:p>2.128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.472079">
                <text:p>2.472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335642">
                <text:p>2.335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.184997">
                <text:p>2.184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2.186186">
                <text:p>2.186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.109513">
                <text:p>2.1095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.289121">
                <text:p>2.289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3.907465">
                <text:p>3.907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4.954181">
                <text:p>4.954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5.712927">
                <text:p>5.7129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6.048234">
                <text:p>6.0482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6.883141">
                <text:p>6.883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7.298377">
                <text:p>7.2983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7.530591">
                <text:p>7.5305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7.76903">
                <text:p>7.76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8.127662">
                <text:p>8.1276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8.367583">
                <text:p>8.3675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8.501859">
                <text:p>8.501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9.08106">
                <text:p>9.08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9.219203">
                <text:p>9.219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9.399181">
                <text:p>9.3991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9.4688">
                <text:p>9.46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9.80114">
                <text:p>9.801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10.097438">
                <text:p>10.0974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10.69679">
                <text:p>10.696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10.478073">
                <text:p>10.4780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">
                <text:p>28</text:p>
              </table:table-cell>
              <table:table-cell office:value-type="float" office:value="10.793886">
                <text:p>10.7938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11.393277">
                <text:p>11.3932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11.451115">
                <text:p>11.4511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11.783579">
                <text:p>11.783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  <table:table-cell office:value-type="float" office:value="12.183325">
                <text:p>12.1833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427cm" svg:height="9.4cm" xlink:href=".." xlink:type="simple" chart:class="chart:scatter" chart:style-name="ch1">
        <chart:legend chart:legend-position="end" svg:x="15.243cm" svg:y="4.401cm" style:legend-expansion="high" chart:style-name="ch2"/>
        <chart:plot-area chart:style-name="ch3" table:cell-range-address="Tabelle1.I1:Tabelle1.I97 Tabelle1.N1:Tabelle1.N97" chart:data-source-has-labels="row" svg:x="0.798cm" svg:y="0.887cm" svg:width="13.749cm" svg:height="7.905cm">
          <chartooo:coordinate-region svg:x="1.525cm" svg:y="1.087cm" svg:width="12.835cm" svg:height="7.0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N2:Tabelle1.N97" chart:label-cell-address="Tabelle1.N1:Tabelle1.N1" chart:class="chart:scatter">
            <chart:domain table:cell-range-address="Tabelle1.I2:Tabelle1.I97"/>
            <chart:data-point chart:repeated="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efficiency</text:p>
                <draw:g>
                  <svg:desc>Tabelle1.N1:Tabelle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I2:Tabelle1.I97</svg:desc>
                </draw:g>
              </table:table-cell>
              <table:table-cell office:value-type="float" office:value="NaN">
                <text:p>NaN</text:p>
                <draw:g>
                  <svg:desc>Tabelle1.N2:Tabelle1.N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99005568814638">
                <text:p>0.999005568814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98112270243418">
                <text:p>0.998112270243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997814858959078">
                <text:p>0.997814858959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992687747035573">
                <text:p>0.992687747035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997814858959078">
                <text:p>0.997814858959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993522227167087">
                <text:p>0.993522227167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984901960784314">
                <text:p>0.9849019607843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490431556336653">
                <text:p>0.490431556336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494511444745262">
                <text:p>0.494511444745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0.493394234074947">
                <text:p>0.4933942340749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0.488999221183801">
                <text:p>0.488999221183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0.483585250794262">
                <text:p>0.483585250794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0.485173379696706">
                <text:p>0.485173379696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.352120574833509">
                <text:p>0.352120574833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0.325914871528679">
                <text:p>0.3259148715286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0.327572714229816">
                <text:p>0.3275727142298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0.324483204134367">
                <text:p>0.3244832041343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0.325576873217526">
                <text:p>0.325576873217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323542673107891">
                <text:p>0.3235426731078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0.320630665134687">
                <text:p>0.3206306651346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0.244190568789499">
                <text:p>0.2441905687894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0.243062108344826">
                <text:p>0.2430621083448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0.322483307652799">
                <text:p>0.3224833076527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0.242657004830918">
                <text:p>0.2426570048309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0.238582658465338">
                <text:p>0.2385826584653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0.243026828265234">
                <text:p>0.243026828265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0.241932376456989">
                <text:p>0.2419323764569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0.239153464344804">
                <text:p>0.239153464344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0.239275931880433">
                <text:p>0.2392759318804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0.193471352912855">
                <text:p>0.1934713529128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">
                <text:p>32</text:p>
              </table:table-cell>
              <table:table-cell office:value-type="float" office:value="0.240380934150077">
                <text:p>0.2403809341500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293cm" svg:height="11.274cm" xlink:href=".." xlink:type="simple" chart:class="chart:scatter" chart:style-name="ch1">
        <chart:legend chart:legend-position="end" svg:x="13.733cm" svg:y="5.338cm" style:legend-expansion="high" chart:style-name="ch2"/>
        <chart:plot-area chart:style-name="ch3" table:cell-range-address="Tabelle1.I1:Tabelle1.I97 Tabelle1.M1:Tabelle1.M97" chart:data-source-has-labels="row" svg:x="0.795cm" svg:y="1.035cm" svg:width="12.248cm" svg:height="9.594cm">
          <chartooo:coordinate-region svg:x="1.231cm" svg:y="1.234cm" svg:width="11.625cm" svg:height="8.7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M2:Tabelle1.M97" chart:label-cell-address="Tabelle1.M1:Tabelle1.M1" chart:class="chart:scatter">
            <chart:domain table:cell-range-address="Tabelle1.I2:Tabelle1.I97"/>
            <chart:data-point chart:repeated="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speedup reduction</text:p>
                <draw:g>
                  <svg:desc>Tabelle1.M1:Tabelle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I2:Tabelle1.I97</svg:desc>
                </draw:g>
              </table:table-cell>
              <table:table-cell office:value-type="float" office:value="NaN">
                <text:p>NaN</text:p>
                <draw:g>
                  <svg:desc>Tabelle1.M2:Tabelle1.M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99801113762928">
                <text:p>1.99801113762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.99433681073025">
                <text:p>2.99433681073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3.99125943583631">
                <text:p>3.99125943583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.96343873517787">
                <text:p>4.963438735177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5.98688915375447">
                <text:p>5.98688915375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6.95465559016961">
                <text:p>6.95465559016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7.87921568627451">
                <text:p>7.87921568627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4.41388400702988">
                <text:p>4.413884007029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4.94511444745262">
                <text:p>4.94511444745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5.42733657482442">
                <text:p>5.427336574824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5.86799065420561">
                <text:p>5.867990654205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6.28660826032541">
                <text:p>6.286608260325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6.79242731575389">
                <text:p>6.792427315753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5.28180862250263">
                <text:p>5.281808622502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5.21463794445886">
                <text:p>5.214637944458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5.56873614190687">
                <text:p>5.568736141906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5.8406976744186">
                <text:p>5.8406976744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6.185960591133">
                <text:p>6.185960591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6.47085346215781">
                <text:p>6.470853462157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6.73324396782842">
                <text:p>6.733243967828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5.37219251336898">
                <text:p>5.372192513368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5.590428491931">
                <text:p>5.5904284919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7.73959938366718">
                <text:p>7.739599383667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6.06642512077295">
                <text:p>6.066425120772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6.2031491200988">
                <text:p>6.2031491200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6.56172436316133">
                <text:p>6.56172436316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6.77410654079568">
                <text:p>6.774106540795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6.93545046599931">
                <text:p>6.935450465999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7.178277956413">
                <text:p>7.1782779564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5.99761194029851">
                <text:p>5.997611940298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">
                <text:p>32</text:p>
              </table:table-cell>
              <table:table-cell office:value-type="float" office:value="7.69218989280245">
                <text:p>7.692189892802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